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5cm" svg:height="1.5cm" svg:x="1.1cm" svg:y="1.15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1.5cm" svg:height="1.5cm" svg:x="1.1cm" svg:y="3.85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3" draw:layer="layout" svg:width="1.5cm" svg:height="1.5cm" svg:x="5.1cm" svg:y="3.85cm">
            <text:p text:style-name="P1"><text:span text:style-name="T2">test</text:span></text:p>
            <text:p text:style-name="P1"><text:span text:style-name="T2">server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layer="layout" svg:width="1.5cm" svg:height="1.5cm" svg:x="5.1cm" svg:y="1.15cm">
            <text:p text:style-name="P1"><text:span text:style-name="T2">test</text:span></text:p>
            <text:p text:style-name="P1"><text:span text:style-name="T2">server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" draw:text-style-name="P3" draw:layer="layout" svg:width="1.5cm" svg:height="1.5cm" svg:x="8.2cm" svg:y="1.1cm">
            <text:p text:style-name="P1"><text:span text:style-name="T2">test</text:span></text:p>
            <text:p text:style-name="P1"><text:span text:style-name="T2">server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layer="layout" svg:width="1.5cm" svg:height="1.5cm" svg:x="8.2cm" svg:y="3.9cm">
            <text:p text:style-name="P1"><text:span text:style-name="T2">test</text:span></text:p>
            <text:p text:style-name="P1"><text:span text:style-name="T2">server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1" draw:text-style-name="P3" draw:id="id5" draw:layer="layout" svg:width="2.7cm" svg:height="2.8cm" svg:x="13.8cm" svg:y="1.9cm">
          <text:p text:style-name="P1"><text:span text:style-name="T2">knowledge</text:span></text:p>
          <text:p text:style-name="P1"><text:span text:style-name="T2">base</text:span></text:p>
          <text:p text:style-name="P1"><text:span text:style-name="T2">ser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2" draw:layer="layout" svg:width="6cm" svg:height="5cm" svg:x="4.5cm" svg:y="0.8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4" draw:id="id4" draw:layer="layout" svg:width="10.4cm" svg:height="6cm" svg:x="0.6cm" svg:y="0.3cm">
          <text:p text:style-name="P5"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6cm" svg:y1="1.899cm" svg:x2="4.5cm" svg:y2="3.3cm" draw:start-shape="id1" draw:start-glue-point="10" draw:end-shape="id2" draw:end-glue-point="3" svg:d="m2600 1899h950v1401h950">
          <text:p text:style-name="P5"/>
        </draw:connector>
        <draw:connector draw:style-name="gr3" draw:text-style-name="P4" draw:layer="layout" svg:x1="2.6cm" svg:y1="4.599cm" svg:x2="4.5cm" svg:y2="3.3cm" draw:start-shape="id3" draw:start-glue-point="10" draw:end-shape="id2" draw:end-glue-point="3" svg:d="m2600 4599h950v-1299h950">
          <text:p text:style-name="P5"/>
        </draw:connector>
        <draw:connector draw:style-name="gr3" draw:text-style-name="P4" draw:layer="layout" svg:x1="11cm" svg:y1="3.3cm" svg:x2="13.8cm" svg:y2="3.299cm" draw:start-shape="id4" draw:start-glue-point="1" draw:end-shape="id5" draw:end-glue-point="6" svg:d="m11000 3300h1400v-1h1400">
          <text:p text:style-name="P5"/>
        </draw:connector>
        <draw:connector draw:style-name="gr3" draw:text-style-name="P4" draw:layer="layout" svg:x1="12.299cm" svg:y1="6.115cm" svg:x2="14.131cm" svg:y2="6.278cm" svg:d="m12299 6115h916v163h916">
          <text:p text:style-name="P5"/>
        </draw:connector>
        <draw:frame draw:style-name="gr4" draw:text-style-name="P6" draw:layer="layout" svg:width="1.526cm" svg:height="0.869cm" svg:x="14.4cm" svg:y="5.7cm">
          <draw:text-box>
            <text:p text:style-name="P5"><text:span text:style-name="T1">sy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ximiliano Cristia</meta:initial-creator>
    <meta:creation-date>2008-09-23T01:20:52</meta:creation-date>
    <dc:creator>Maximiliano Cristia</dc:creator>
    <dc:date>2008-09-24T18:58:45</dc:date>
    <meta:editing-cycles>3</meta:editing-cycles>
    <meta:editing-duration>PT11M2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